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9in"/>
    </style:style>
    <style:style style:name="co3" style:family="table-column">
      <style:table-column-properties fo:break-before="auto" style:column-width="0.0701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0.3154in"/>
    </style:style>
    <style:style style:name="co6" style:family="table-column">
      <style:table-column-properties fo:break-before="auto" style:column-width="0.3043in"/>
    </style:style>
    <style:style style:name="co7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453in"/>
    </style:style>
    <style:style style:name="ro4" style:family="table-row">
      <style:table-row-properties style:row-height="2.4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070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none" fo:background-color="#eeeeee" fo:border-left="0.74pt solid #000000" fo:padding-bottom="0.0138in" fo:padding-left="0.139in" fo:padding-right="0.0138in" fo:padding-top="0.139in" fo:border-right="none" style:shadow="none" fo:border-top="0.74pt solid #000000"/>
      <style:text-properties fo:color="#000000" style:text-position=""/>
    </style:style>
    <style:style style:name="ce2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9" style:family="table-cell" style:parent-style-name="Default">
      <style:table-cell-properties fo:background-color="#33ff99" style:cell-protect="none" style:print-content="true" fo:border="0.74pt solid #007826"/>
    </style:style>
    <style:style style:name="ce10" style:family="table-cell" style:parent-style-name="Default">
      <style:table-cell-properties fo:background-color="#66ffff" fo:border="0.74pt solid #006666"/>
    </style:style>
    <style:style style:name="ce11" style:family="table-cell" style:parent-style-name="Default">
      <style:table-cell-properties fo:background-color="#66ffff" fo:border="0.74pt solid #006666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15" style:family="table-cell" style:parent-style-name="Default">
      <style:table-cell-properties fo:background-color="#ffffff" style:cell-protect="none" style:print-content="true" fo:border="0.74pt solid #000000"/>
    </style:style>
    <style:style style:name="ce16" style:family="table-cell" style:parent-style-name="Default">
      <style:table-cell-properties fo:background-color="#000000"/>
      <style:text-properties fo:color="#00cc33"/>
    </style:style>
    <style:style style:name="ce17" style:family="table-cell" style:parent-style-name="Default">
      <style:table-cell-properties fo:background-color="#000000"/>
      <style:text-properties fo:color="#00cc33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fo:color="#00cc33"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#66ff99" style:cell-protect="none" style:print-content="true" fo:border="0.74pt solid #006600"/>
    </style:style>
    <style:style style:name="ce20" style:family="table-cell" style:parent-style-name="Default">
      <style:table-cell-properties fo:background-color="#dddddd" fo:border="none"/>
    </style:style>
    <style:style style:name="ce21" style:family="table-cell" style:parent-style-name="Default">
      <style:table-cell-properties fo:background-color="#ffffff" style:cell-protect="none" style:print-content="true" fo:border="0.06pt solid #00000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order-bottom="none" fo:background-color="#eeeeee" fo:border-left="0.74pt solid #000000" fo:padding-bottom="0.0138in" fo:padding-left="0.139in" fo:padding-right="0.0138in" fo:padding-top="0.139in" fo:border-right="none" style:shadow="none" fo:border-top="0.74pt solid #000000"/>
      <style:text-properties fo:color="#000000"/>
    </style:style>
  </office:automatic-styles>
  <office:body>
    <office:spreadsheet>
      <table:content-validations>
        <table:content-validation table:name="val1" table:condition="of:cell-content-is-in-list(&quot;Degrees&quot;;&quot;Radians&quot;)" table:allow-empty-cell="false" table:display-list="unsorted" table:base-cell-address="Quadrilateral.F23">
          <table:error-message table:message-type="stop" table:display="true"/>
        </table:content-validation>
        <table:content-validation table:name="val2" table:condition="of:cell-content-is-in-list(&quot;Degrees&quot;;&quot;Radians&quot;)" table:allow-empty-cell="false" table:display-list="unsorted" table:base-cell-address="Polygon.F7">
          <table:error-message table:message-type="stop" table:display="true"/>
        </table:content-validation>
      </table:content-validations>
      <table:table table:name="Quadrilateral" table:style-name="ta1" table:protected="true">
        <loext:table-protection loext:select-protected-cells="true" loext:select-unprotected-cells="true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4" table:default-cell-style-name="ce10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Square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ide Length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4*[.D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[.D4]^2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iagonal Length</text:p>
          </table:table-cell>
          <table:table-cell table:formula="of:=SQRT(2)*[.D4]" office:value-type="float" office:value="2.82842712474619" calcext:value-type="float">
            <text:p>2.8284271247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Rectangle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Length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ight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2*[.D12]+2*[.D13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[.D12]*[.D13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iagonal Length</text:p>
          </table:table-cell>
          <table:table-cell table:formula="of:=SQRT([.D12]^2+[.D13]^2)" office:value-type="float" office:value="3.60555127546399" calcext:value-type="float">
            <text:p>3.6055512755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5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3"/>
          <table:table-cell table:style-name="ce12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table:style-name="ce6" office:value-type="string" calcext:value-type="string">
            <text:p>Parallelogram</text:p>
          </table:table-cell>
          <table:table-cell table:style-name="ce7" table:number-columns-repeated="2"/>
          <table:table-cell table:style-name="ce13"/>
          <table:table-cell table:number-columns-repeated="2"/>
          <table:table-cell table:style-name="ce16"/>
          <table:table-cell table:style-name="ce17" office:value-type="string" calcext:value-type="string">
            <text:p>Intermediate Values</text:p>
          </table:table-cell>
          <table:table-cell table:style-name="ce16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Length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  <table:table-cell table:style-name="ce13"/>
          <table:table-cell table:number-columns-repeated="2"/>
          <table:table-cell table:style-name="ce16"/>
          <table:table-cell table:style-name="ce16" office:value-type="string" calcext:value-type="string">
            <text:p>BL Angle (Rad)</text:p>
          </table:table-cell>
          <table:table-cell table:style-name="ce18" table:formula="of:=IF([.F23]=&quot;Degrees&quot;;[.D23]/360*2*PI();[.D23])" office:value-type="float" office:value="0.349065850398866" calcext:value-type="float">
            <text:p>0.3490658504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Height</text:p>
          </table:table-cell>
          <table:table-cell table:style-name="ce9" office:value-type="float" office:value="3" calcext:value-type="float">
            <text:p>3</text:p>
          </table:table-cell>
          <table:table-cell table:style-name="ce7"/>
          <table:table-cell table:style-name="ce13"/>
          <table:table-cell table:number-columns-repeated="2"/>
          <table:table-cell table:style-name="ce16"/>
          <table:table-cell table:style-name="ce16" office:value-type="string" calcext:value-type="string">
            <text:p>TL Angle (Rad)</text:p>
          </table:table-cell>
          <table:table-cell table:style-name="ce16" table:formula="of:=PI()*0.5-[.K21]" office:value-type="float" office:value="1.22173047639603" calcext:value-type="float">
            <text:p>1.2217304764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BL Angle</text:p>
          </table:table-cell>
          <table:table-cell table:style-name="ce9" office:value-type="float" office:value="20" calcext:value-type="float">
            <text:p>20</text:p>
          </table:table-cell>
          <table:table-cell table:style-name="ce7"/>
          <table:table-cell table:style-name="ce15" table:content-validation-name="val1" office:value-type="string" calcext:value-type="string">
            <text:p>Degrees</text:p>
          </table:table-cell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2*([.D21]+[.D22])" office:value-type="float" office:value="14" calcext:value-type="float">
            <text:p>14</text:p>
          </table:table-cell>
          <table:table-cell table:style-name="ce7"/>
          <table:table-cell table:style-name="ce13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[.D21]*[.D22]" office:value-type="float" office:value="12" calcext:value-type="float">
            <text:p>12</text:p>
          </table:table-cell>
          <table:table-cell table:style-name="ce7"/>
          <table:table-cell table:style-name="ce13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Diagonal Length 1</text:p>
          </table:table-cell>
          <table:table-cell table:formula="of:=SQRT([.D22]^2+[.D21]^2-2*[.D22]*[.D21]*COS([.K21]))" office:value-type="float" office:value="1.56440950557653" calcext:value-type="float">
            <text:p>1.5644095056</text:p>
          </table:table-cell>
          <table:table-cell table:style-name="ce7"/>
          <table:table-cell table:style-name="ce13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Diagonal Length 2</text:p>
          </table:table-cell>
          <table:table-cell table:style-name="ce11" table:formula="of:=SQRT([.D22]^2+[.D21]^2-2*[.D22]*[.D21]*COS([.K22]))" office:value-type="float" office:value="4.09774530201475" calcext:value-type="float">
            <text:p>4.097745302</text:p>
          </table:table-cell>
          <table:table-cell table:style-name="ce7"/>
          <table:table-cell table:style-name="ce13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4"/>
          <table:table-cell table:style-name="ce8" table:number-columns-repeated="3"/>
          <table:table-cell table:style-name="ce14"/>
          <table:table-cell table:number-columns-repeated="2"/>
          <table:table-cell table:style-name="ce16" table:number-columns-repeated="4"/>
          <table:table-cell table:number-columns-repeated="1012"/>
        </table:table-row>
      </table:table>
      <table:table table:name="Polygon" table:style-name="ta1" table:protected="true">
        <loext:table-protection loext:select-protected-cells="true" loext:select-unprotected-cells="true"/>
        <table:table-column table:style-name="co2" table:default-cell-style-name="Default"/>
        <table:table-column table:style-name="co3" table:default-cell-style-name="ce3"/>
        <table:table-column table:style-name="co9" table:default-cell-style-name="ce7"/>
        <table:table-column table:style-name="co4" table:default-cell-style-name="ce10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3"/>
          <table:table-cell table:style-name="ce12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table:style-name="ce6" office:value-type="string" calcext:value-type="string">
            <text:p>Triangle (SAS)</text:p>
          </table:table-cell>
          <table:table-cell table:style-name="ce7"/>
          <table:table-cell table:style-name="ce20"/>
          <table:table-cell table:style-name="ce13"/>
          <table:table-cell table:number-columns-repeated="2"/>
          <table:table-cell table:style-name="ce16"/>
          <table:table-cell table:style-name="ce17" office:value-type="string" calcext:value-type="string">
            <text:p>Intermediate Values</text:p>
          </table:table-cell>
          <table:table-cell table:style-name="ce16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ide 1 Length</text:p>
          </table:table-cell>
          <table:table-cell table:style-name="ce9" office:value-type="float" office:value="2" calcext:value-type="float">
            <text:p>2</text:p>
          </table:table-cell>
          <table:table-cell table:style-name="ce20"/>
          <table:table-cell table:style-name="ce13"/>
          <table:table-cell table:number-columns-repeated="2"/>
          <table:table-cell table:style-name="ce16"/>
          <table:table-cell table:style-name="ce16" office:value-type="string" calcext:value-type="string">
            <text:p>Angle Opp (rad)</text:p>
          </table:table-cell>
          <table:table-cell table:style-name="ce16" table:formula="of:=IF([.F5]=&quot;Degrees&quot;;[.D5]/360*2*PI();[.D5])" office:value-type="float" office:value="1.0471975511966" calcext:value-type="float">
            <text:p>1.0471975512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ngle</text:p>
          </table:table-cell>
          <table:table-cell table:style-name="ce9" office:value-type="float" office:value="60" calcext:value-type="float">
            <text:p>60</text:p>
          </table:table-cell>
          <table:table-cell table:style-name="ce20"/>
          <table:table-cell table:style-name="ce21" table:content-validation-name="val2" office:value-type="string" calcext:value-type="string">
            <text:p>Degrees</text:p>
          </table:table-cell>
          <table:table-cell table:number-columns-repeated="2"/>
          <table:table-cell table:style-name="ce16"/>
          <table:table-cell table:style-name="ce16" office:value-type="string" calcext:value-type="string">
            <text:p>Half Perimeter</text:p>
          </table:table-cell>
          <table:table-cell table:style-name="ce16" table:formula="of:=[.D7]/2" office:value-type="float" office:value="3" calcext:value-type="float">
            <text:p>3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Side 2 Length</text:p>
          </table:table-cell>
          <table:table-cell table:style-name="ce9" office:value-type="float" office:value="2" calcext:value-type="float">
            <text:p>2</text:p>
          </table:table-cell>
          <table:table-cell table:style-name="ce20"/>
          <table:table-cell table:style-name="ce13"/>
          <table:table-cell table:number-columns-repeated="2"/>
          <table:table-cell table:style-name="ce16"/>
          <table:table-cell table:style-name="ce16" office:value-type="string" calcext:value-type="string">
            <text:p>Side Opp Length</text:p>
          </table:table-cell>
          <table:table-cell table:style-name="ce16" table:formula="of:=SQRT([.D4]^2+[.D6]^2-2*[.D4]*[.D6]*COS([.K4]))" office:value-type="float" office:value="2" calcext:value-type="float">
            <text:p>2</text:p>
          </table:table-cell>
          <table:table-cell table:style-name="ce16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[.D4]+[.D6]+[.K6]" office:value-type="float" office:value="6" calcext:value-type="float">
            <text:p>6</text:p>
          </table:table-cell>
          <table:table-cell table:style-name="ce20"/>
          <table:table-cell table:style-name="ce13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SQRT([.K5]*([.K5]-[.D4])*([.K5]-[.D6])*([.K5]-[.K6]))" office:value-type="float" office:value="1.73205080756888" calcext:value-type="float">
            <text:p>1.7320508076</text:p>
          </table:table-cell>
          <table:table-cell table:style-name="ce20"/>
          <table:table-cell table:style-name="ce13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4"/>
          <table:table-cell table:style-name="ce8" table:number-columns-repeated="3"/>
          <table:table-cell table:style-name="ce14"/>
          <table:table-cell table:number-columns-repeated="2"/>
          <table:table-cell table:style-name="ce16" table:number-columns-repeated="4"/>
          <table:table-cell table:number-columns-repeated="1012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Triangle (BH)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Base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Heigh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0.5*[.D13]*[.D14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5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Pentagon</text:p>
          </table:table-cell>
          <table:table-cell table:style-name="ce7"/>
          <table:table-cell table:number-columns-repeated="5"/>
          <table:table-cell table:style-name="ce22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Side Length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[.D20]*5"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[.D20]^2*1.720477401" office:value-type="float" office:value="84.303392649" calcext:value-type="float">
            <text:p>84.303392649</text:p>
          </table:table-cell>
          <table:table-cell/>
          <table:table-cell table:content-validation-name="val1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exagon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ide Length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[.D27]*6" office:value-type="float" office:value="54" calcext:value-type="float">
            <text:p>5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[.D27]^2*2.598076211" office:value-type="float" office:value="210.444173091" calcext:value-type="float">
            <text:p>210.444173091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2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Octagon</text:p>
          </table:table-cell>
          <table:table-cell table:style-name="ce7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ide Length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erimeter</text:p>
          </table:table-cell>
          <table:table-cell table:formula="of:=[.D34]*8" office:value-type="float" office:value="72" calcext:value-type="float">
            <text:p>7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rea</text:p>
          </table:table-cell>
          <table:table-cell table:formula="of:=[.D34]^2*4.828427125" office:value-type="float" office:value="391.102597125" calcext:value-type="float">
            <text:p>391.102597125</text:p>
          </table:table-cell>
          <table:table-cell table:number-columns-repeated="1020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</table:table>
      <table:table table:name="Curve" table:style-name="ta1" table:protected="true">
        <loext:table-protection loext:select-protected-cells="true" loext:select-unprotected-cells="true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3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Circle</text:p>
          </table:table-cell>
          <table:table-cell table:style-name="ce7"/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Radius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Circumference</text:p>
          </table:table-cell>
          <table:table-cell table:style-name="ce10" table:formula="of:=2*PI()*[.D4]" office:value-type="float" office:value="6.28318530717959" calcext:value-type="float">
            <text:p>6.2831853072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rea</text:p>
          </table:table-cell>
          <table:table-cell table:style-name="ce10" table:formula="of:=PI()*[.D4]^2" office:value-type="float" office:value="3.14159265358979" calcext:value-type="float">
            <text:p>3.1415926536</text:p>
          </table:table-cell>
          <table:table-cell table:style-name="ce13"/>
          <table:table-cell table:number-columns-repeated="1019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Ellipse</text:p>
          </table:table-cell>
          <table:table-cell table:style-name="ce7"/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Major Axis Length</text:p>
          </table:table-cell>
          <table:table-cell table:style-name="ce9" office:value-type="float" office:value="20" calcext:value-type="float">
            <text:p>20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Minor Axis Length</text:p>
          </table:table-cell>
          <table:table-cell table:style-name="ce9" office:value-type="float" office:value="10" calcext:value-type="float">
            <text:p>10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Foci Separation</text:p>
          </table:table-cell>
          <table:table-cell table:style-name="ce10" table:formula="of:=SQRT([.D11]^2-[.D12]^2)" office:value-type="float" office:value="17.3205080756888" calcext:value-type="float">
            <text:p>17.3205080757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Eccentricity</text:p>
          </table:table-cell>
          <table:table-cell table:style-name="ce10" table:formula="of:=[.D13]/[.D11]" office:value-type="float" office:value="0.866025403784439" calcext:value-type="float">
            <text:p>0.8660254038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Circumference (approx)</text:p>
          </table:table-cell>
          <table:table-cell table:style-name="ce10" table:formula="of:=PI()*(3/2*([.D11]+[.D12])-SQRT((3*[.D11]+[.D12])*([.D11]+3*[.D12])/4))" office:value-type="float" office:value="48.4421054883564" calcext:value-type="float">
            <text:p>48.4421054884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rea</text:p>
          </table:table-cell>
          <table:table-cell table:style-name="ce10" table:formula="of:=PI()*[.D11]*[.D12]/4" office:value-type="float" office:value="157.07963267949" calcext:value-type="float">
            <text:p>157.0796326795</text:p>
          </table:table-cell>
          <table:table-cell table:style-name="ce13"/>
          <table:table-cell table:number-columns-repeated="1019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2"/>
          <table:table-cell table:number-columns-repeated="6"/>
          <table:table-cell table:style-name="ce2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4"/>
          <table:table-cell table:number-columns-repeated="1020"/>
        </table:table-row>
      </table:table>
      <table:table table:name="3D" table:style-name="ta1" table:protected="true">
        <loext:table-protection loext:select-protected-cells="true" loext:select-unprotected-cells="true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Sphere</text:p>
          </table:table-cell>
          <table:table-cell table:style-name="ce7"/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Radius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urface Area</text:p>
          </table:table-cell>
          <table:table-cell table:style-name="ce10" table:formula="of:=4*PI()*[.D4]^2" office:value-type="float" office:value="12.5663706143592" calcext:value-type="float">
            <text:p>12.5663706144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Volume</text:p>
          </table:table-cell>
          <table:table-cell table:style-name="ce10" table:formula="of:=4/3*PI()*[.D4]^3" office:value-type="float" office:value="4.18879020478639" calcext:value-type="float">
            <text:p>4.1887902048</text:p>
          </table:table-cell>
          <table:table-cell table:style-name="ce13"/>
          <table:table-cell table:number-columns-repeated="1019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1019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Rectangular Prism</text:p>
          </table:table-cell>
          <table:table-cell table:style-name="ce7"/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Length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Width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Height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urface Area</text:p>
          </table:table-cell>
          <table:table-cell table:style-name="ce10" table:formula="of:=2*([.D11]*[.D12]+[.D12]*[.D13]+[.D11]*[.D13])" office:value-type="float" office:value="94" calcext:value-type="float">
            <text:p>94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Volume</text:p>
          </table:table-cell>
          <table:table-cell table:style-name="ce10" table:formula="of:=[.D11]*[.D12]*[.D13]" office:value-type="float" office:value="60" calcext:value-type="float">
            <text:p>60</text:p>
          </table:table-cell>
          <table:table-cell table:style-name="ce13"/>
          <table:table-cell table:number-columns-repeated="1019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12"/>
          <table:table-cell table:number-columns-repeated="3"/>
          <table:table-cell table:style-name="ce16" table:number-columns-repeated="4"/>
          <table:table-cell table:number-columns-repeated="1012"/>
        </table:table-row>
        <table:table-row table:style-name="ro2">
          <table:table-cell/>
          <table:table-cell table:style-name="ce3"/>
          <table:table-cell table:style-name="ce6" office:value-type="string" calcext:value-type="string">
            <text:p>Square Pyramid</text:p>
          </table:table-cell>
          <table:table-cell table:style-name="ce7"/>
          <table:table-cell table:style-name="ce13"/>
          <table:table-cell table:number-columns-repeated="3"/>
          <table:table-cell table:style-name="ce16"/>
          <table:table-cell table:style-name="ce17" office:value-type="string" calcext:value-type="string">
            <text:p>Intermediate Values</text:p>
          </table:table-cell>
          <table:table-cell table:style-name="ce16" table:number-columns-repeated="2"/>
          <table:table-cell table:number-columns-repeated="1012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Base Side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number-columns-repeated="3"/>
          <table:table-cell table:style-name="ce16"/>
          <table:table-cell table:style-name="ce16" office:value-type="string" calcext:value-type="string">
            <text:p>Slant Height</text:p>
          </table:table-cell>
          <table:table-cell table:style-name="ce16" table:formula="of:=SQRT((0.5*[.D20])^2+[.D21]^2)" office:value-type="float" office:value="9.21954445729289" calcext:value-type="float">
            <text:p>9.2195444573</text:p>
          </table:table-cell>
          <table:table-cell table:style-name="ce16"/>
          <table:table-cell table:number-columns-repeated="1012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Height</text:p>
          </table:table-cell>
          <table:table-cell table:style-name="ce9" office:value-type="float" office:value="9" calcext:value-type="float">
            <text:p>9</text:p>
          </table:table-cell>
          <table:table-cell table:style-name="ce13"/>
          <table:table-cell table:number-columns-repeated="3"/>
          <table:table-cell table:style-name="ce16"/>
          <table:table-cell table:style-name="ce16" office:value-type="string" calcext:value-type="string">
            <text:p>Side Area</text:p>
          </table:table-cell>
          <table:table-cell table:style-name="ce16" table:formula="of:=0.5*[.D20]*[.K20]" office:value-type="float" office:value="18.4390889145858" calcext:value-type="float">
            <text:p>18.4390889146</text:p>
          </table:table-cell>
          <table:table-cell table:style-name="ce16"/>
          <table:table-cell table:number-columns-repeated="1012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urface Area</text:p>
          </table:table-cell>
          <table:table-cell table:style-name="ce10" table:formula="of:=4*[.K21]+[.D20]^2" office:value-type="float" office:value="89.7563556583431" calcext:value-type="float">
            <text:p>89.7563556583</text:p>
          </table:table-cell>
          <table:table-cell table:style-name="ce13"/>
          <table:table-cell table:number-columns-repeated="3"/>
          <table:table-cell table:style-name="ce16" table:number-columns-repeated="4"/>
          <table:table-cell table:number-columns-repeated="1012"/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Volume</text:p>
          </table:table-cell>
          <table:table-cell table:style-name="ce10" table:formula="of:=0.333333333*[.D20]^2*[.D21]" office:value-type="float" office:value="47.999999952" calcext:value-type="float">
            <text:p>47.999999952</text:p>
          </table:table-cell>
          <table:table-cell table:style-name="ce13"/>
          <table:table-cell table:number-columns-repeated="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14"/>
          <table:table-cell table:number-columns-repeated="3"/>
          <table:table-cell table:style-name="ce16" table:number-columns-repeated="4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PYING" table:style-name="ta1">
        <table:table-column table:style-name="co8" table:default-cell-style-name="ce23"/>
        <table:table-row table:style-name="ro4">
          <table:table-cell office:value-type="string" calcext:value-type="string">
            <text:p>Geometry.ods – Performs common calculations for various geometric shapes</text:p>
            <text:p>Copyright (C) 2016  Christopher Howard</text:p>
            <text:p/>
            <text:p>This program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This program is distributed in the hope that it will be useful,</text:p>
            <text:p>but WITHOUT ANY WARRANTY; without even the implied warranty of</text:p>
            <text:p>MERCHANTABILITY or FITNESS FOR A PARTICULAR PURPOSE.  See the</text:p>
            <text:p>GNU General Public License for more details.</text:p>
            <text:p/>
            <text:p>You should have received a copy of the GNU General Public License</text:p>
            <text:p>Along with this program.  If not, see &lt;http://www.gnu.org/licenses/&gt;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8:53:48.193518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Howard</meta:initial-creator>
    <meta:creation-date>2016-12-30T16:50:09.952730295</meta:creation-date>
    <dc:date>2017-01-14T11:03:13.177694369</dc:date>
    <dc:creator>Christopher Howard</dc:creator>
    <meta:editing-duration>P5DT21H23M48S</meta:editing-duration>
    <meta:editing-cycles>67</meta:editing-cycles>
    <meta:generator>LibreOffice/4.3.3.2$Linux_X86_64 LibreOffice_project/430m0$Build-2</meta:generator>
    <meta:document-statistic meta:table-count="5" meta:cell-count="141" meta:object-count="0"/>
  </office:meta>
</office:document-meta>
</file>